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background-color="#c0c0c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0c0c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1d3894"/>
    </style:style>
    <style:style style:name="P2" style:family="paragraph" style:parent-style-name="Table_20_Contents">
      <style:paragraph-properties fo:text-align="justify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d3894" officeooo:paragraph-rsid="001d3894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8pt" officeooo:rsid="001d3894" officeooo:paragraph-rsid="001d3894" style:font-size-asian="18pt" style:font-size-complex="18pt"/>
    </style:style>
    <style:style style:name="P5" style:family="paragraph" style:parent-style-name="Standard">
      <style:paragraph-properties fo:text-align="justify" style:justify-single-word="false"/>
      <style:text-properties officeooo:rsid="001d3894" officeooo:paragraph-rsid="001d3894"/>
    </style:style>
    <style:style style:name="P6" style:family="paragraph" style:parent-style-name="Standard">
      <style:paragraph-properties fo:text-align="justify" style:justify-single-word="false"/>
      <style:text-properties fo:font-size="2pt" officeooo:rsid="001d3894" officeooo:paragraph-rsid="001d3894" style:font-size-asian="2pt" style:font-size-complex="2pt"/>
    </style:style>
    <style:style style:name="P7" style:family="paragraph" style:parent-style-name="Standard" style:list-style-name="L1">
      <style:paragraph-properties fo:text-align="justify" style:justify-single-word="false"/>
      <style:text-properties officeooo:paragraph-rsid="002110ed"/>
    </style:style>
    <style:style style:name="P8" style:family="paragraph" style:parent-style-name="Standard" style:list-style-name="L1">
      <style:paragraph-properties fo:text-align="justify" style:justify-single-word="false"/>
      <style:text-properties officeooo:rsid="001d3894" officeooo:paragraph-rsid="001d3894"/>
    </style:style>
    <style:style style:name="P9" style:family="paragraph" style:parent-style-name="Standard" style:list-style-name="L1">
      <style:paragraph-properties fo:text-align="justify" style:justify-single-word="false"/>
      <style:text-properties officeooo:rsid="001d3894" officeooo:paragraph-rsid="001ecf9c"/>
    </style:style>
    <style:style style:name="P10" style:family="paragraph" style:parent-style-name="Standard" style:list-style-name="L2">
      <style:paragraph-properties fo:text-align="justify" style:justify-single-word="false"/>
      <style:text-properties officeooo:rsid="001d3894" officeooo:paragraph-rsid="001d3894"/>
    </style:style>
    <style:style style:name="P11" style:family="paragraph" style:parent-style-name="Standard" style:list-style-name="L3">
      <style:paragraph-properties fo:text-align="justify" style:justify-single-word="false"/>
      <style:text-properties officeooo:rsid="001d3894" officeooo:paragraph-rsid="001d3894"/>
    </style:style>
    <style:style style:name="P12" style:family="paragraph" style:parent-style-name="Heading_20_3">
      <style:paragraph-properties fo:text-align="justify" style:justify-single-word="false"/>
      <style:text-properties officeooo:rsid="001d3894"/>
    </style:style>
    <style:style style:name="P13" style:family="paragraph" style:parent-style-name="Heading_20_1">
      <style:paragraph-properties fo:text-align="justify" style:justify-single-word="false"/>
      <style:text-properties style:text-underline-style="solid" style:text-underline-width="auto" style:text-underline-color="font-color" officeooo:rsid="001d3894"/>
    </style:style>
    <style:style style:name="T1" style:family="text">
      <style:text-properties officeooo:rsid="001d3894"/>
    </style:style>
    <style:style style:name="T2" style:family="text">
      <style:text-properties fo:font-size="18pt" officeooo:rsid="001d3894" style:font-size-asian="18pt" style:font-size-complex="18pt"/>
    </style:style>
    <style:style style:name="T3" style:family="text">
      <style:text-properties officeooo:rsid="0020b074"/>
    </style:style>
    <style:style style:name="T4" style:family="text">
      <style:text-properties officeooo:rsid="002110ed"/>
    </style:style>
    <style:style style:name="T5" style:family="text">
      <style:text-properties officeooo:rsid="00229c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SLP Project Start Information Sheet, 201<text:span text:style-name="T5">7</text:span>-201<text:span text:style-name="T5">8</text:span></text:h>
      <text:p text:style-name="P6"/>
      <text:h text:style-name="P12" text:outline-level="3">Project <text:span text:style-name="T3">tag</text:span>: _______________<text:tab/><text:tab/>Platform: <text:tab/> <text:s text:c="2"/>_____________________</text:h>
      <text:p text:style-name="P5"><text:tab/><text:tab/><text:tab/><text:tab/><text:tab/><text:tab/>(CakePHP, Rails, Django; <text:span text:style-name="T3">enter </text:span>"unknown" <text:span text:style-name="T3">if not sure yet</text:span>)</text:p>
      <text:p text:style-name="P5"/>
      <text:p text:style-name="P5">The iterations this year are: </text:p>
      <text:list xml:id="list2470989647739947504" text:style-name="L1">
        <text:list-item>
          <text:p text:style-name="P7"><text:span text:style-name="T1">Fall (6 iterations): 1: </text:span>Sep 19 -&gt; Oct 2, <text:span text:style-name="T5">2: </text:span>Oct 3 -&gt; 16, <text:span text:style-name="T5">3: </text:span>Oct 17 -&gt; 30, <text:span text:style-name="T5">4: </text:span>Oct 31 -&gt; Nov 13, <text:line-break/><text:span text:style-name="T5">5: </text:span>Nov 14 -&gt; 27, <text:span text:style-name="T5">6: </text:span>Nov 28 -&gt; Dec 11</text:p>
          <text:list>
            <text:list-item>
              <text:p text:style-name="P8">Note that the last half of iteration 6 is during finals week</text:p>
            </text:list-item>
          </text:list>
        </text:list-item>
        <text:list-item>
          <text:p text:style-name="P7"><text:span text:style-name="T1">Spring (8 iterations): <text:s/>7: </text:span>Jan 16 -&gt; 29, <text:span text:style-name="T5">8: </text:span>Jan 30 -&gt; Feb 12, <text:span text:style-name="T5">9: </text:span>Feb 13 -&gt; 26, <text:span text:style-name="T5">10: </text:span>Feb 27 -&gt; Mar 12, <text:span text:style-name="T5">11: </text:span>Mar 13 -&gt; 26, <text:span text:style-name="T5">12: </text:span>Mar 27 -&gt; Apr 9, <text:span text:style-name="T5">13: </text:span>Apr 10 -&gt; 23, <text:span text:style-name="T5">14: </text:span>Apr 24 -&gt; May 7</text:p>
          <text:list>
            <text:list-item>
              <text:p text:style-name="P9">Note that iteration 10 fully contains spring break, and the last half of 14 is during finals week</text:p>
            </text:list-item>
          </text:list>
        </text:list-item>
      </text:list>
      <text:p text:style-name="P5"/>
      <text:p text:style-name="P5">The phases this year are:</text:p>
      <text:list xml:id="list1106124651505754261" text:style-name="L2">
        <text:list-item>
          <text:p text:style-name="P10">Fall semester: 6 iterations; each phase will be two iterations long</text:p>
          <text:list>
            <text:list-item>
              <text:p text:style-name="P10">Phase 1 is iterations 1-2, phase 2 is iterations 3-4, and phase 3 is iterations 5-6</text:p>
            </text:list-item>
          </text:list>
        </text:list-item>
        <text:list-item>
          <text:p text:style-name="P10">Spring semester: 8 iterations; phase sizes will differ depending on the group size</text:p>
          <text:list>
            <text:list-item>
              <text:p text:style-name="P10">For 6 person groups, there will be 3 phases: phase 4 is iterations 7-9, phase 5 is iterations 10-11, and phase 6 is iterations 12-14</text:p>
            </text:list-item>
            <text:list-item>
              <text:p text:style-name="P10">For 7 person groups, there will be 4 phases: phase 4 is iterations 7-8, phase 5 is iterations 9-10, phase "5.5" is iterations 11-12, and phase 6 is iterations 13-14</text:p>
            </text:list-item>
          </text:list>
        </text:list-item>
      </text:list>
      <text:p text:style-name="P5"/>
      <text:p text:style-name="P5">In the table below, please enter who will have the leadership roles for each phase, with the restrictions: </text:p>
      <text:list xml:id="list1200196946596489145" text:style-name="L3">
        <text:list-item>
          <text:p text:style-name="P11">Nobody can have two leadership roles in the fall</text:p>
        </text:list-item>
        <text:list-item>
          <text:p text:style-name="P11">Everybody must do one phase as secretary and one phase as project lead</text:p>
        </text:list-item>
      </text:list>
      <text:p text:style-name="P5"/>
      <text:p text:style-name="P5">Note that the spring semester phase dates will vary depending on whether you are in a 6 <text:span text:style-name="T4">or</text:span> <text:span text:style-name="T3">7</text:span> person group. <text:s/>And first names is fine (assuming there are not multiple people with the same first name). <text:s/>Or you can use UVa userids.</text:p>
      <text:p text:style-name="P5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3">Phase</text:p>
          </table:table-cell>
          <table:table-cell table:style-name="Table1.A1" office:value-type="string">
            <text:p text:style-name="P3">Project lead</text:p>
          </table:table-cell>
          <table:table-cell table:style-name="Table1.C1" office:value-type="string">
            <text:p text:style-name="P3">Secretary</text:p>
          </table:table-cell>
        </table:table-row>
        <table:table-row>
          <table:table-cell table:style-name="Table1.B7" office:value-type="string">
            <text:p text:style-name="P4">1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7" office:value-type="string">
            <text:p text:style-name="P4">2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7" office:value-type="string">
            <text:p text:style-name="P4">3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7" office:value-type="string">
            <text:p text:style-name="P4">4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7" office:value-type="string">
            <text:p text:style-name="P4">5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7" office:value-type="string">
            <text:p text:style-name="P4">6</text:p>
          </table:table-cell>
          <table:table-cell table:style-name="Table1.B7" office:value-type="string">
            <text:p text:style-name="P2"/>
          </table:table-cell>
          <table:table-cell table:style-name="Table1.C7" office:value-type="string">
            <text:p text:style-name="P2"/>
          </table:table-cell>
        </table:table-row>
        <table:table-row>
          <table:table-cell table:style-name="Table1.B8" office:value-type="string">
            <text:p text:style-name="P1"><text:span text:style-name="T2">7</text:span><text:span text:style-name="T1"> (for 7 person groups only)</text:span></text:p>
          </table:table-cell>
          <table:table-cell table:style-name="Table1.B8" office:value-type="string">
            <text:p text:style-name="P2"/>
          </table:table-cell>
          <table:table-cell table:style-name="Table1.C8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宋体" style:font-family-asian="宋体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3:32:43</meta:creation-date>
    <meta:print-date>2014-09-16T13:43:26</meta:print-date>
    <dc:date>2017-09-17T23:44:38.565116900</dc:date>
    <meta:editing-duration>PT19M1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28" meta:word-count="348" meta:character-count="1746" meta:non-whitespace-character-count="1420"/>
  </office:meta>
</office:document-meta>
</file>